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220a3b" officeooo:paragraph-rsid="001d3e1d" style:font-style-asian="italic" style:font-style-complex="italic"/>
    </style:style>
    <style:style style:name="P2" style:family="paragraph" style:parent-style-name="Standard">
      <style:text-properties officeooo:rsid="001f488d" officeooo:paragraph-rsid="001d3e1d"/>
    </style:style>
    <style:style style:name="P3" style:family="paragraph" style:parent-style-name="Standard">
      <style:text-properties officeooo:rsid="001f7635" officeooo:paragraph-rsid="001d3e1d"/>
    </style:style>
    <style:style style:name="P4" style:family="paragraph" style:parent-style-name="Standard">
      <style:text-properties officeooo:rsid="00208949" officeooo:paragraph-rsid="001d3e1d"/>
    </style:style>
    <style:style style:name="P5" style:family="paragraph" style:parent-style-name="Standard">
      <style:text-properties officeooo:rsid="00220a3b" officeooo:paragraph-rsid="001d3e1d"/>
    </style:style>
    <style:style style:name="P6" style:family="paragraph" style:parent-style-name="Heading_20_2">
      <style:paragraph-properties fo:text-align="center" style:justify-single-word="false"/>
      <style:text-properties officeooo:rsid="001f488d" officeooo:paragraph-rsid="001d3e1d"/>
    </style:style>
    <style:style style:name="T1" style:family="text">
      <style:text-properties officeooo:rsid="002e126b"/>
    </style:style>
    <style:style style:name="T2" style:family="text">
      <style:text-properties officeooo:rsid="0390b588"/>
    </style:style>
    <style:style style:name="T3" style:family="text">
      <style:text-properties officeooo:rsid="0256f6fc"/>
    </style:style>
    <style:style style:name="T4" style:family="text">
      <style:text-properties officeooo:rsid="00220a3b"/>
    </style:style>
    <style:style style:name="T5" style:family="text">
      <style:text-properties officeooo:rsid="017ae58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5549f2" style:font-style-asian="normal" style:font-style-complex="normal"/>
    </style:style>
    <style:style style:name="T8" style:family="text">
      <style:text-properties officeooo:rsid="039111f0"/>
    </style:style>
    <style:style style:name="T9" style:family="text">
      <style:text-properties officeooo:rsid="00232808"/>
    </style:style>
    <style:style style:name="T10" style:family="text">
      <style:text-properties officeooo:rsid="002a6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/>
      <text:p text:style-name="P2"/>
      <text:p text:style-name="P3">Смонтированный в папке сборник рассказов разместился в симпатичном целлофановом пакете и я повёз его — трубите фанфары! литавры гремите! — в стольный град Киев, в книжное издательство «Днiпро».</text:p>
      <text:p text:style-name="P3">В первом кабинете, где я гордо объявил, что тут, <text:span text:style-name="T2">вот,</text:span> у меня сборник переведённых рассказов В. С. Моэма, улыбчивый молодой человек ответил, что по Моэму он не специалист и нужный мне сотрудник сидит через два кабинета по коридору, может быть, проводить?</text:p>
      <text:p text:style-name="P3">С не меньшей благовоспитанностью я сказал, что, по-моему, и сам найду, спасибо.</text:p>
      <text:p text:style-name="P3"/>
      <text:p text:style-name="P3">В кабинете по указанному адресу сидел полноватый, но тоже молодой человек и с отвращением смотрел на кучку машинописных страниц в фиолетовой картонной папке с белыми шнурочками-<text:span text:style-name="T2">завязками </text:span><text:s/>на <text:span text:style-name="T2">своём </text:span>столе.</text:p>
      <text:p text:style-name="P3">От Моэма он не открещивался и тогда я вынул и положил ему на стол увесистый том в серой пластиковой обложке.</text:p>
      <text:p text:style-name="P4">Он нехотя открыл, глянул на название первого рассказа — «Дождь» <text:s/>— и спросил кто меня прислал.</text:p>
      <text:p text:style-name="P4">Я обомлел и начал лихорадочно догадываться: выходит, сюда нельзя от самого себя. Такие номера тут не проходят. Надо чтоб меня прислал герцог ***, тогда приёмщик поймёт чей я вассал, сопоставит вес герцога со своим сюзереном — маркизом ***, и будет знать как меня прин<text:span text:style-name="T3">я</text:span>ть. </text:p>
      <text:p text:style-name="P4"><text:span text:style-name="T3">Последует</text:span> удостоверительный звонок по телефону и <text:span text:style-name="T3">станет </text:span>уже окончательно ясно куда сунуть страницы печатного текста оказавшиеся у на столе.</text:p>
      <text:p text:style-name="P4">Но куда, при такой системе, независимому копьеносцу податься?!</text:p>
      <text:p text:style-name="P4"/>
      <text:p text:style-name="P4">Он, на всякий случай, ещё раз раскрыл том где-то посередине и тут же захлопнул обложку.</text:p>
      <text:p text:style-name="P4">- Я просто посыльный,- ответил я.- Меня попросили отнести в ваше издательство, вот я и принёс.</text:p>
      <text:p text:style-name="P4">- Кто?</text:p>
      <text:p text:style-name="P4">Я открыл обложку и показал квадратик бумаги приклеенный к ней с изнанки, где, на всякий, значился мой конотопский адрес.</text:p>
      <text:p text:style-name="P4">- <text:span text:style-name="T4">Вот этот мой друг,- сказал я.</text:span></text:p>
      <text:p text:style-name="P5"><text:s/><text:span text:style-name="T3">Д</text:span>олжностным лицам говорить <text:span text:style-name="T3">с посыльными гонцами не по рангу</text:span>, тем более даже не от какого-нибудь никудышного маркграфа, а из Конотопа. <text:s/></text:p>
      <text:p text:style-name="P5">Мы холодно простились и я ушёл.</text:p>
      <text:p text:style-name="P5">На следующий <text:span text:style-name="T5">вечер</text:span> в Конотопе, на улице Декабристов 13, меня ждала на полках этажерки бандероль в жёсткой горчично-коричневой бумаге почтовых отправлений.</text:p>
      <text:p text:style-name="P5"/>
      <text:p text:style-name="P5">У меня не было причин откры<text:span text:style-name="T3">ва</text:span>ть <text:span text:style-name="T3">бандероль</text:span>. Зачем?</text:p>
      <text:p text:style-name="P5">По размерам и знакомому весу я и не глядя знал <text:span text:style-name="T6">чт</text:span><text:span text:style-name="T7">ó</text:span><text:span text:style-name="T6"> </text:span>там внутри.</text:p>
      <text:p text:style-name="P5">Годовой отчёт за минувшие шесть лет жизни — 472 страницы; 35 рассказов Моэма в переводе на украинский язык.</text:p>
      <text:p text:style-name="P5">Странно как она вообще не пришла в Конотоп раньше моего возвращения из Киева.</text:p>
      <text:p text:style-name="P5">А ещё странно, что эта нераспечатанная бандероль с нечитанными рассказами оставила меня таким отморожено безразличным.</text:p>
      <text:p text:style-name="P5"/>
      <text:p text:style-name="P1"><text:span text:style-name="T5">(...а</text:span>га, <text:span text:style-name="T8">выходит,</text:span> <text:span text:style-name="T5">эти шесть лет не вписываются в феодально разгрáфленную систему книгоиздательского дела.</text:span></text:p>
      <text:p text:style-name="P1">- <text:span text:style-name="T9">Кто вас прислал в нашу квадратно-гнездовую реальность?</text:span></text:p>
      <text:p text:style-name="P1">- <text:span text:style-name="T10">Извините, я не в ту дверь постучал.</text:span></text:p>
      <text:p text:style-name="P1">«<text:span text:style-name="T1">Прощайте, пэры и пэрухи, сэры и сэрухи!»,- как говаривал дядя Вадя, большой знаток </text:span><text:soft-page-break/><text:span text:style-name="T1">вассальной зависимости из учебника средних веков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20:09.759226040</meta:creation-date>
    <dc:date>2017-03-03T16:20:15.383412237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26" meta:word-count="432" meta:character-count="2809" meta:non-whitespace-character-count="2391"/>
    <meta:generator>LibreOffice/4.3.3.2$Linux_x86 LibreOffice_project/430m0$Build-2</meta:generator>
  </office:meta>
</office:document-meta>
</file>